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5_10-47-2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5_16-09-33_000.jpg</text:p>
          </table:table-cell>
          <table:table-cell table:style-name="ce20" office:value-type="string">
            <text:p>:m music / log / kb / || s.1:f-N,scale=dorian,k.C,R=~,score+</text:p>
          </table:table-cell>
          <table:table-cell table:style-name="ce3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3]=&quot;&quot;;[.C3];CONCATENATE([.C3];&quot; / &quot;;[.E3]))" office:value-type="string" office:string-value=":m music / log / kb / || s.1:f-N,scale=dorian,k.C,R=~,score+">
            <text:p>:m music / log / kb / || s.1:f-N,scale=dorian,k.C,R=~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5_17-29-18_000.jpg</text:p>
          </table:table-cell>
          <table:table-cell table:style-name="ce20" office:value-type="string">
            <text:p>-*</text:p>
          </table:table-cell>
          <table:table-cell table:style-name="ce31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4]=&quot;&quot;;[.C4];CONCATENATE([.C4];&quot; / &quot;;[.E4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5_17-29-56_000.jpg</text:p>
          </table:table-cell>
          <table:table-cell table:style-name="ce20" office:value-type="string">
            <text:p>:i FX / prog / * / 書き出すもの；ticket-data-file;detect-pattern</text:p>
          </table:table-cell>
          <table:table-cell table:style-name="ce23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5]=&quot;&quot;;[.C5];CONCATENATE([.C5];&quot; / &quot;;[.E5]))" office:value-type="string" office:string-value=":i FX / prog / * / 書き出すもの；ticket-data-file;detect-pattern">
            <text:p>:i FX / prog / * / 書き出すもの；ticket-data-file;detect-patter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5_19-15-05_000.jpg</text:p>
          </table:table-cell>
          <table:table-cell table:style-name="ce20" office:value-type="string">
            <text:p>:m music / log / kb / || s.1:et-N,scale=dorian,for=grip;半音ずつ移動,position-table+ || s.2:scale=dorian,et-N,for=2-octave-range,position-table+</text:p>
          </table:table-cell>
          <table:table-cell table:style-name="ce23"/>
          <table:table-cell table:style-name="ce3"/>
          <table:table-cell table:style-name="ce3"/>
          <table:table-cell table:style-name="ce32" table:formula="of:=IF([.E6]=&quot;&quot;;[.C6];CONCATENATE([.C6];&quot; / &quot;;[.E6]))" office:value-type="string" office:string-value=":m music / log / kb / || s.1:et-N,scale=dorian,for=grip;半音ずつ移動,position-table+ || s.2:scale=dorian,et-N,for=2-octave-range,position-table+">
            <text:p>:m music / log / kb / || s.1:et-N,scale=dorian,for=grip;半音ずつ移動,position-table+ || s.2:scale=dorian,et-N,for=2-octave-range,position-tabl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5_20-37-42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6_00-50-44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6_07-26-30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6_07-39-11_000.jpg</text:p>
          </table:table-cell>
          <table:table-cell table:style-name="ce20" office:value-type="string">
            <text:p>:N / music / kb</text:p>
          </table:table-cell>
          <table:table-cell table:style-name="ce17"/>
          <table:table-cell table:style-name="ce3"/>
          <table:table-cell table:style-name="ce3" office:value-type="string">
            <text:p>N-35-35-28.656005 E-139-34-49.215087</text:p>
          </table:table-cell>
          <table:table-cell table:style-name="ce32" table:formula="of:=IF([.E10]=&quot;&quot;;[.C10];CONCATENATE([.C10];&quot; / &quot;;[.E10]))" office:value-type="string" office:string-value=":N / music / kb">
            <text:p>:N / music / k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6_07-39-27_000.jpg</text:p>
          </table:table-cell>
          <table:table-cell table:style-name="ce17" office:value-type="string">
            <text:p>:tome/ (J*) / 今が本当の自分なら、今が、本当の、君の人生ではないだろうか？</text:p>
          </table:table-cell>
          <table:table-cell table:style-name="ce16"/>
          <table:table-cell table:style-name="ce3"/>
          <table:table-cell table:style-name="ce3" office:value-type="string">
            <text:p>N-35-35-28.656005 E-139-34-49.215087</text:p>
          </table:table-cell>
          <table:table-cell table:style-name="ce32" table:formula="of:=IF([.E11]=&quot;&quot;;[.C11];CONCATENATE([.C11];&quot; / &quot;;[.E11]))" office:value-type="string" office:string-value=":tome/ (J*) / 今が本当の自分なら、今が、本当の、君の人生ではないだろうか？">
            <text:p>:tome/ (J*) / 今が本当の自分なら、今が、本当の、君の人生ではないだろうか？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6_07-39-44_000.jpg</text:p>
          </table:table-cell>
          <table:table-cell table:style-name="ce16" office:value-type="string">
            <text:p>:m :i 1*1 / music / kb / 作曲、アイデア / ドリアン他のscaleで、pitch=1;3;5;7を出してみる</text:p>
          </table:table-cell>
          <table:table-cell table:style-name="ce17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2]=&quot;&quot;;[.C12];CONCATENATE([.C12];&quot; / &quot;;[.E12]))" office:value-type="string" office:string-value=":m :i 1*1 / music / kb / 作曲、アイデア / ドリアン他のscaleで、pitch=1;3;5;7を出してみる">
            <text:p>:m :i 1*1 / music / kb / 作曲、アイデア / ドリアン他のscaleで、pitch=1;3;5;7を出してみ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6_07-40-57_000.jpg</text:p>
          </table:table-cell>
          <table:table-cell table:style-name="ce20" office:value-type="string">
            <text:p>:N 1-2*3 / music / kb</text:p>
          </table:table-cell>
          <table:table-cell table:style-name="ce17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3]=&quot;&quot;;[.C13];CONCATENATE([.C13];&quot; / &quot;;[.E13]))" office:value-type="string" office:string-value=":N 1-2*3 / music / kb">
            <text:p>:N 1-2*3 / music / k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6_07-41-13_000.jpg</text:p>
          </table:table-cell>
          <table:table-cell table:style-name="ce20" office:value-type="string">
            <text:p>:N 3*3 / music / kb</text:p>
          </table:table-cell>
          <table:table-cell table:style-name="ce6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14]=&quot;&quot;;[.C14];CONCATENATE([.C14];&quot; / &quot;;[.E14]))" office:value-type="string" office:string-value=":N 3*3 / music / kb">
            <text:p>:N 3*3 / music / k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5_15-19-47_000.mp4</text:p>
          </table:table-cell>
          <table:table-cell table:style-name="ce6" office:value-type="string">
            <text:p>:VIDEO / @自宅 / メモ / kb,keyboard / 演奏、play / k-2020-0515-1 / no-memo,scale=dorian,k.D,f-N(==&gt;f-20.n)</text:p>
          </table:table-cell>
          <table:table-cell table:style-name="ce15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5]=&quot;&quot;;[.C15];CONCATENATE([.C15];&quot; / &quot;;[.E15]))" office:value-type="string" office:string-value=":VIDEO / @自宅 / メモ / kb,keyboard / 演奏、play / k-2020-0515-1 / no-memo,scale=dorian,k.D,f-N(==&gt;f-20.n)">
            <text:p>:VIDEO / @自宅 / メモ / kb,keyboard / 演奏、play / k-2020-0515-1 / no-memo,scale=dorian,k.D,f-N(==&gt;f-20.n)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15_15-28-44_000.mp4</text:p>
          </table:table-cell>
          <table:table-cell table:style-name="ce6" office:value-type="string">
            <text:p>:VIDEO / @自宅 / メモ / kb,keyboard / 演奏、play / k-2020-0515-2 / no-memo,scale=dorian,f-20,patt-N,k.D</text:p>
          </table:table-cell>
          <table:table-cell table:style-name="ce15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6]=&quot;&quot;;[.C16];CONCATENATE([.C16];&quot; / &quot;;[.E16]))" office:value-type="string" office:string-value=":VIDEO / @自宅 / メモ / kb,keyboard / 演奏、play / k-2020-0515-2 / no-memo,scale=dorian,f-20,patt-N,k.D">
            <text:p>:VIDEO / @自宅 / メモ / kb,keyboard / 演奏、play / k-2020-0515-2 / no-memo,scale=dorian,f-20,patt-N,k.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5_15-50-20_000.mp4</text:p>
          </table:table-cell>
          <table:table-cell table:style-name="ce6" office:value-type="string">
            <text:p>:VIDEO / @自宅 / メモ / kb,keyboard / 演奏、play / k-2020-0515-3 / no-memo,scale=dorian,f-20,patt-N,k.C</text:p>
          </table:table-cell>
          <table:table-cell table:style-name="ce15"/>
          <table:table-cell table:style-name="ce3" table:formula="of:=[.F17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7]=&quot;&quot;;[.C17];CONCATENATE([.C17];&quot; / &quot;;[.E17]))" office:value-type="string" office:string-value=":VIDEO / @自宅 / メモ / kb,keyboard / 演奏、play / k-2020-0515-3 / no-memo,scale=dorian,f-20,patt-N,k.C / N-35-32-39.603881 E-139-38-40.532226">
            <text:p>:VIDEO / @自宅 / メモ / kb,keyboard / 演奏、play / k-2020-0515-3 / no-memo,scale=dorian,f-20,patt-N,k.C / N-35-32-39.603881 E-139-38-40.53222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5_15-55-55_000.mp4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 table:formula="of:=[.F18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8]=&quot;&quot;;[.C18];CONCATENATE([.C18];&quot; / &quot;;[.E18]))" office:value-type="string" office:string-value="-* / N-35-32-39.603881 E-139-38-40.532226">
            <text:p>-* / N-35-32-39.603881 E-139-38-40.53222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5_18-47-44_000.mp4</text:p>
          </table:table-cell>
          <table:table-cell table:style-name="ce6" office:value-type="string">
            <text:p>:VIDEO / @自宅 / メモ / kb,keyboard / 演奏、play / k-2020-0515-1+3 / no-memo,scale=dorian,f-20,melody-N,k.C</text:p>
          </table:table-cell>
          <table:table-cell table:style-name="ce17"/>
          <table:table-cell table:style-name="ce3" table:formula="of:=[.F19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19]=&quot;&quot;;[.C19];CONCATENATE([.C19];&quot; / &quot;;[.E19]))" office:value-type="string" office:string-value=":VIDEO / @自宅 / メモ / kb,keyboard / 演奏、play / k-2020-0515-1+3 / no-memo,scale=dorian,f-20,melody-N,k.C / N-35-35-24.38507 E-139-34-49.270019">
            <text:p>:VIDEO / @自宅 / メモ / kb,keyboard / 演奏、play / k-2020-0515-1+3 / no-memo,scale=dorian,f-20,melody-N,k.C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5_19-10-50_000.mp4</text:p>
          </table:table-cell>
          <table:table-cell table:style-name="ce6" office:value-type="string">
            <text:p>:VIDEO / @自宅 / メモ / kb,keyboard / 演奏、play / k-2020-0515-2+3 / no-memo,scale=dorian,f-21.n,melody-N,k.G,cp=C-D-G;IV-V-I</text:p>
          </table:table-cell>
          <table:table-cell table:style-name="ce15"/>
          <table:table-cell table:style-name="ce3" table:formula="of:=[.F20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0]=&quot;&quot;;[.C20];CONCATENATE([.C20];&quot; / &quot;;[.E20]))" office:value-type="string" office:string-value=":VIDEO / @自宅 / メモ / kb,keyboard / 演奏、play / k-2020-0515-2+3 / no-memo,scale=dorian,f-21.n,melody-N,k.G,cp=C-D-G;IV-V-I / N-35-35-24.38507 E-139-34-49.270019">
            <text:p>:VIDEO / @自宅 / メモ / kb,keyboard / 演奏、play / k-2020-0515-2+3 / no-memo,scale=dorian,f-21.n,melody-N,k.G,cp=C-D-G;IV-V-I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6_00-07-51_000.mid</text:p>
          </table:table-cell>
          <table:table-cell table:style-name="ce6" office:value-type="string">
            <text:p>:in-mid / app=perfect-piano / 演奏、play / id-2020-0516-1 / category=melody,inst=piano,content=jazz-like</text:p>
          </table:table-cell>
          <table:table-cell table:style-name="ce16"/>
          <table:table-cell table:style-name="ce3" table:formula="of:=[.F21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1]=&quot;&quot;;[.C21];CONCATENATE([.C21];&quot; / &quot;;[.E21]))" office:value-type="string" office:string-value=":in-mid / app=perfect-piano / 演奏、play / id-2020-0516-1 / category=melody,inst=piano,content=jazz-like / N-35-35-24.38507 E-139-34-49.270019">
            <text:p>:in-mid / app=perfect-piano / 演奏、play / id-2020-0516-1 / category=melody,inst=piano,content=jazz-like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6_00-57-19_000.mid</text:p>
          </table:table-cell>
          <table:table-cell table:style-name="ce6" office:value-type="string">
            <text:p>:in-mid / app=perfect-piano / 演奏、play / id-2020-0516-2 / category=melody,inst=piano,content=blues-like</text:p>
          </table:table-cell>
          <table:table-cell table:style-name="ce17"/>
          <table:table-cell table:style-name="ce3" table:formula="of:=[.F22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2]=&quot;&quot;;[.C22];CONCATENATE([.C22];&quot; / &quot;;[.E22]))" office:value-type="string" office:string-value=":in-mid / app=perfect-piano / 演奏、play / id-2020-0516-2 / category=melody,inst=piano,content=blues-like / N-35-35-24.563598 E-139-34-49.215087">
            <text:p>:in-mid / app=perfect-piano / 演奏、play / id-2020-0516-2 / category=melody,inst=piano,content=blues-like 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6_07-23-29_000.mid</text:p>
          </table:table-cell>
          <table:table-cell table:style-name="ce6" office:value-type="string">
            <text:p>:in-mid / app=perfect-piano / 演奏、play / id-2020-0516-3 / category=melody,inst=piano,src=in-head,k.E</text:p>
          </table:table-cell>
          <table:table-cell table:style-name="ce14"/>
          <table:table-cell table:style-name="ce3" table:formula="of:=[.F23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3]=&quot;&quot;;[.C23];CONCATENATE([.C23];&quot; / &quot;;[.E23]))" office:value-type="string" office:string-value=":in-mid / app=perfect-piano / 演奏、play / id-2020-0516-3 / category=melody,inst=piano,src=in-head,k.E / N-35-35-24.563598 E-139-34-49.215087">
            <text:p>:in-mid / app=perfect-piano / 演奏、play / id-2020-0516-3 / category=melody,inst=piano,src=in-head,k.E 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24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4]=&quot;&quot;;[.C24];CONCATENATE([.C24];&quot; / &quot;;[.E24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25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5]=&quot;&quot;;[.C25];CONCATENATE([.C25];&quot; / &quot;;[.E25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6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6]=&quot;&quot;;[.C26];CONCATENATE([.C26];&quot; / &quot;;[.E26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27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7]=&quot;&quot;;[.C27];CONCATENATE([.C27];&quot; / &quot;;[.E27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8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8]=&quot;&quot;;[.C28];CONCATENATE([.C28];&quot; / &quot;;[.E28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 table:formula="of:=[.F29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29]=&quot;&quot;;[.C29];CONCATENATE([.C29];&quot; / &quot;;[.E29]))" office:value-type="string" office:string-value=" / N-35-35-26.348876 E-139-34-48.665771">
            <text:p><text:s/>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formula="of:=[.F30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30]=&quot;&quot;;[.C30];CONCATENATE([.C30];&quot; / &quot;;[.E30]))" office:value-type="string" office:string-value=" / N-35-35-26.348876 E-139-34-48.665771">
            <text:p><text:s/>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32]" office:value-type="string" office:string-value="N-35-35-28.587341 E-139-34-49.270019">
            <text:p>N-35-35-28.587341 E-139-34-49.270019</text:p>
          </table:table-cell>
          <table:table-cell table:style-name="ce3" office:value-type="string">
            <text:p>N-35-35-28.587341 E-139-34-49.270019</text:p>
          </table:table-cell>
          <table:table-cell table:style-name="ce32" table:formula="of:=IF([.E32]=&quot;&quot;;[.C32];CONCATENATE([.C32];&quot; / &quot;;[.E32]))" office:value-type="string" office:string-value=" / N-35-35-28.587341 E-139-34-49.270019">
            <text:p><text:s/>/ N-35-35-28.587341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669738 E-139-34-49.215087</text:p>
          </table:table-cell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848266 E-139-34-49.050292</text:p>
          </table:table-cell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408813 E-139-34-49.434814</text:p>
          </table:table-cell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2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2]=&quot;&quot;;[.C42];CONCATENATE([.C42];&quot; / &quot;;[.E42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3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3]=&quot;&quot;;[.C43];CONCATENATE([.C43];&quot; / &quot;;[.E43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4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4]=&quot;&quot;;[.C44];CONCATENATE([.C44];&quot; / &quot;;[.E44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5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5]=&quot;&quot;;[.C45];CONCATENATE([.C45];&quot; / &quot;;[.E45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6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6]=&quot;&quot;;[.C46];CONCATENATE([.C46];&quot; / &quot;;[.E46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7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7]=&quot;&quot;;[.C47];CONCATENATE([.C47];&quot; / &quot;;[.E47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8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8]=&quot;&quot;;[.C48];CONCATENATE([.C48];&quot; / &quot;;[.E48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9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9]=&quot;&quot;;[.C49];CONCATENATE([.C49];&quot; / &quot;;[.E49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0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0]=&quot;&quot;;[.C50];CONCATENATE([.C50];&quot; / &quot;;[.E50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1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1]=&quot;&quot;;[.C51];CONCATENATE([.C51];&quot; / &quot;;[.E51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2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2]=&quot;&quot;;[.C52];CONCATENATE([.C52];&quot; / &quot;;[.E52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 office:value-type="string">
            <text:p>N-35-35-28.614807 E-139-34-49.215087</text:p>
          </table:table-cell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2854 E-139-34-49.215087</text:p>
          </table:table-cell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 office:value-type="string">
            <text:p>N-35-35-28.656005 E-139-34-49.270019</text:p>
          </table:table-cell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2020/05/16</text:date>, <text:time>10:19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6T10:19:27.81</dc:date>
    <dc:creator>iwabuchi ken</dc:creator>
    <meta:editing-duration>P20DT17H12M11S</meta:editing-duration>
    <meta:editing-cycles>8106</meta:editing-cycles>
    <meta:document-statistic meta:table-count="1" meta:cell-count="497" meta:object-count="0"/>
  </office:meta>
</office:document-meta>
</file>